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ningsvindu</text:h>
      <text:p text:style-name="Standard">Fargekoding etter prioritet (10 har høyest prioritet). Jo høyere prioritet jo sterkere rødfarge.</text:p>
      <text:p text:style-name="Standard">Oppdatering (refresh) av vindu settes under ”Preferences” – ”Meldinger” – ”Preferences”, dvs antall sekund mellom hver refresh.</text:p>
      <text:p text:style-name="Standard">For å ha meldingsvindu som startvindu ved pålogging, defineres dette under ”Preferences” – ”Endre innstillinger”.</text:p>
      <text:p text:style-name="Standard">Det er mulighet for filtrering på kategori, distrikt, status og bruker i meldingsvinduet.</text:p>
      <text:p text:style-name="Standard">I tillegg er det mulighet for dato-søk på meldinger samt eksportere visningsbildet til excel.</text:p>
      <text:p text:style-name="Standard">Antall rader som vises defineres under ”Preferences” – ”Endre innstillinger”. Bla videre eller vis alle meldinger ved å klikke på pil-valg over meldingsvinduet.</text:p>
      <text:p text:style-name="Standard">Meldingen kan sorteres ved å klikke på kolonnenavn med farget tekst.</text:p>
      <text:p text:style-name="Standard">Åpne melding ved å klikke på ID nr eller dato. Meldinger som ikke har vært åpnet er markert med NY foran ID nummeret.</text:p>
      <text:p text:style-name="Standard">Ved å klikke på status endres denne til avsluttet, dersom den i utgangspunktet var åpen, og motsat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initial-creator>Knut Vidar Olsen</meta:initial-creator>
    <meta:creation-date>2007-12-03T14:47:10</meta:creation-date>
    <dc:date>2007-12-20T11:33:16</dc:date>
    <meta:editing-cycles>4</meta:editing-cycles>
    <meta:editing-duration>PT7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45" meta:character-count="976"/>
  </office:meta>
</office:document-meta>
</file>